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00cc00"/>
    </style:style>
    <style:style style:name="ce2" style:family="table-cell" style:parent-style-name="Default">
      <style:table-cell-properties fo:background-color="#00ccff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 style:data-style-name="N60">
      <style:table-cell-properties fo:background-color="#00cc00"/>
    </style:style>
  </office:automatic-styles>
  <office:body>
    <office:spreadsheet>
      <table:table table:name="Tabelle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eil 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 Ordnung</text:p>
          </table:table-cell>
          <table:table-cell table:number-columns-repeated="3"/>
          <table:table-cell office:value-type="string" calcext:value-type="string">
            <text:p>2. Ordnu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rbe</text:p>
          </table:table-cell>
          <table:table-cell office:value-type="string" calcext:value-type="string">
            <text:p>Spannung/V</text:p>
          </table:table-cell>
          <table:table-cell office:value-type="string" calcext:value-type="string">
            <text:p>Fehler/V</text:p>
          </table:table-cell>
          <table:table-cell/>
          <table:table-cell office:value-type="string" calcext:value-type="string">
            <text:p>Farbe</text:p>
          </table:table-cell>
          <table:table-cell office:value-type="string" calcext:value-type="string">
            <text:p>Spannung/V</text:p>
          </table:table-cell>
          <table:table-cell office:value-type="string" calcext:value-type="string">
            <text:p>Fehler/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ltraviolett</text:p>
          </table:table-cell>
          <table:table-cell office:value-type="float" office:value="1.58" calcext:value-type="float">
            <text:p>1,58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Ultraviolet</text:p>
          </table:table-cell>
          <table:table-cell office:value-type="float" office:value="1.48" calcext:value-type="float">
            <text:p>1,48</text:p>
          </table:table-cell>
          <table:table-cell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olett</text:p>
          </table:table-cell>
          <table:table-cell office:value-type="float" office:value="1.35" calcext:value-type="float">
            <text:p>1,35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Violet </text:p>
          </table:table-cell>
          <table:table-cell office:value-type="float" office:value="1.25" calcext:value-type="float">
            <text:p>1,25</text:p>
          </table:table-cell>
          <table:table-cell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u</text:p>
          </table:table-cell>
          <table:table-cell office:value-type="float" office:value="1.25" calcext:value-type="float">
            <text:p>1,25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Blau</text:p>
          </table:table-cell>
          <table:table-cell office:value-type="float" office:value="1.08" calcext:value-type="float">
            <text:p>1,08</text:p>
          </table:table-cell>
          <table:table-cell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ün</text:p>
          </table:table-cell>
          <table:table-cell office:value-type="float" office:value="0.71" calcext:value-type="float">
            <text:p>0,7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Grün</text:p>
          </table:table-cell>
          <table:table-cell office:value-type="float" office:value="0.66" calcext:value-type="float">
            <text:p>0,66</text:p>
          </table:table-cell>
          <table:table-cell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lb</text:p>
          </table:table-cell>
          <table:table-cell office:value-type="float" office:value="0.65" calcext:value-type="float">
            <text:p>0,65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Gelb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ltraviolett</text:p>
          </table:table-cell>
          <table:table-cell table:number-columns-repeated="3"/>
          <table:table-cell office:value-type="string" calcext:value-type="string">
            <text:p>Blau</text:p>
          </table:table-cell>
          <table:table-cell table:number-columns-repeated="3"/>
          <table:table-cell office:value-type="string" calcext:value-type="string">
            <text:p>Grü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ilterstärke/%</text:p>
          </table:table-cell>
          <table:table-cell office:value-type="string" calcext:value-type="string">
            <text:p>Stopspannung/V</text:p>
          </table:table-cell>
          <table:table-cell office:value-type="string" calcext:value-type="string">
            <text:p>Fehler/V</text:p>
          </table:table-cell>
          <table:table-cell/>
          <table:table-cell office:value-type="string" calcext:value-type="string">
            <text:p>Filterstärke/%</text:p>
          </table:table-cell>
          <table:table-cell office:value-type="string" calcext:value-type="string">
            <text:p>Stopspannung/V</text:p>
          </table:table-cell>
          <table:table-cell office:value-type="string" calcext:value-type="string">
            <text:p>Fehler/V</text:p>
          </table:table-cell>
          <table:table-cell/>
          <table:table-cell office:value-type="string" calcext:value-type="string">
            <text:p>Filterstärke/%</text:p>
          </table:table-cell>
          <table:table-cell office:value-type="string" calcext:value-type="string">
            <text:p>Stopspannung/V</text:p>
          </table:table-cell>
          <table:table-cell office:value-type="string" calcext:value-type="string">
            <text:p>Fehler/V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15" calcext:value-type="float">
            <text:p>1,15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6" calcext:value-type="float">
            <text:p>0,96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54" calcext:value-type="float">
            <text:p>0,54</text:p>
          </table:table-cell>
          <table:table-cell office:value-type="float" office:value="0.01" calcext:value-type="float">
            <text:p>0,01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29" calcext:value-type="float">
            <text:p>1,29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06" calcext:value-type="float">
            <text:p>1,06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58" calcext:value-type="float">
            <text:p>0,58</text:p>
          </table:table-cell>
          <table:table-cell office:value-type="float" office:value="0.01" calcext:value-type="float">
            <text:p>0,01</text:p>
          </table:table-cell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36" calcext:value-type="float">
            <text:p>1,36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.11" calcext:value-type="float">
            <text:p>1,1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61" calcext:value-type="float">
            <text:p>0,61</text:p>
          </table:table-cell>
          <table:table-cell office:value-type="float" office:value="0.01" calcext:value-type="float">
            <text:p>0,01</text:p>
          </table:table-cell>
          <table:table-cell table:number-columns-repeated="101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41" calcext:value-type="float">
            <text:p>1,4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.14" calcext:value-type="float">
            <text:p>1,14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64" calcext:value-type="float">
            <text:p>0,64</text:p>
          </table:table-cell>
          <table:table-cell office:value-type="float" office:value="0.01" calcext:value-type="float">
            <text:p>0,01</text:p>
          </table:table-cell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43" calcext:value-type="float">
            <text:p>1,43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.16" calcext:value-type="float">
            <text:p>1,16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65" calcext:value-type="float">
            <text:p>0,65</text:p>
          </table:table-cell>
          <table:table-cell office:value-type="float" office:value="0.01" calcext:value-type="float">
            <text:p>0,01</text:p>
          </table:table-cell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Teil 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uflad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/s</text:p>
          </table:table-cell>
          <table:table-cell office:value-type="string" calcext:value-type="string">
            <text:p>Fehler/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tlad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/s</text:p>
          </table:table-cell>
          <table:table-cell office:value-type="string" calcext:value-type="string">
            <text:p>Fehler/s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Teil 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rbe</text:p>
          </table:table-cell>
          <table:table-cell office:value-type="string" calcext:value-type="string">
            <text:p>Stopspannung/V</text:p>
          </table:table-cell>
          <table:table-cell office:value-type="string" calcext:value-type="string">
            <text:p>Fehler/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t</text:p>
          </table:table-cell>
          <table:table-cell office:value-type="float" office:value="0.55" calcext:value-type="float">
            <text:p>0,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lb</text:p>
          </table:table-cell>
          <table:table-cell office:value-type="float" office:value="0.64" calcext:value-type="float">
            <text:p>0,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ün</text:p>
          </table:table-cell>
          <table:table-cell office:value-type="float" office:value="1.06" calcext:value-type="float">
            <text:p>1,0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au</text:p>
          </table:table-cell>
          <table:table-cell office:value-type="float" office:value="1.39" calcext:value-type="float">
            <text:p>1,3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Teil 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 Ordnung</text:p>
          </table:table-cell>
          <table:table-cell table:number-columns-repeated="4"/>
          <table:table-cell office:value-type="string" calcext:value-type="string">
            <text:p>2. Ordnu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rbe</text:p>
          </table:table-cell>
          <table:table-cell office:value-type="string" calcext:value-type="string">
            <text:p>Strom/ \muA</text:p>
          </table:table-cell>
          <table:table-cell office:value-type="string" calcext:value-type="string">
            <text:p>Fehler/ \muA</text:p>
          </table:table-cell>
          <table:table-cell table:number-columns-repeated="2"/>
          <table:table-cell office:value-type="string" calcext:value-type="string">
            <text:p>Farbe</text:p>
          </table:table-cell>
          <table:table-cell office:value-type="string" calcext:value-type="string">
            <text:p>Strom/ \muA</text:p>
          </table:table-cell>
          <table:table-cell office:value-type="string" calcext:value-type="string">
            <text:p>Fehler/ \mu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ltraviolett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office:value-type="string" calcext:value-type="string">
            <text:p>Ultraviolett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olett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office:value-type="string" calcext:value-type="string">
            <text:p>Violett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lau</text:p>
          </table:table-cell>
          <table:table-cell office:value-type="float" office:value="0.12" calcext:value-type="float">
            <text:p>0,12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office:value-type="string" calcext:value-type="string">
            <text:p>Blau</text:p>
          </table:table-cell>
          <table:table-cell office:value-type="float" office:value="0.09" calcext:value-type="float">
            <text:p>0,09</text:p>
          </table:table-cell>
          <table:table-cell office:value-type="float" office:value="0.01" calcext:value-type="float">
            <text:p>0,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ün</text:p>
          </table:table-cell>
          <table:table-cell office:value-type="float" office:value="0.16" calcext:value-type="float">
            <text:p>0,16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office:value-type="string" calcext:value-type="string">
            <text:p>Grün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lb</text:p>
          </table:table-cell>
          <table:table-cell office:value-type="float" office:value="0.33" calcext:value-type="float">
            <text:p>0,33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office:value-type="string" calcext:value-type="string">
            <text:p>Gelb</text:p>
          </table:table-cell>
          <table:table-cell office:value-type="float" office:value="0.11" calcext:value-type="float">
            <text:p>0,11</text:p>
          </table:table-cell>
          <table:table-cell office:value-type="float" office:value="0.01" calcext:value-type="float">
            <text:p>0,01</text:p>
          </table:table-cell>
          <table:table-cell table:number-columns-repeated="1016"/>
        </table:table-row>
      </table:table>
      <table:table table:name="auswertung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eil 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 Ordnung</text:p>
          </table:table-cell>
          <table:table-cell table:number-columns-repeated="3"/>
          <table:table-cell office:value-type="string" calcext:value-type="string">
            <text:p>2. Ordnung</text:p>
          </table:table-cell>
          <table:table-cell table:number-columns-repeated="3"/>
          <table:table-cell office:value-type="string" calcext:value-type="string">
            <text:p>Farbe</text:p>
          </table:table-cell>
          <table:table-cell office:value-type="string" calcext:value-type="string">
            <text:p>Frequenz/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rbe</text:p>
          </table:table-cell>
          <table:table-cell office:value-type="string" calcext:value-type="string">
            <text:p>Spannung/V</text:p>
          </table:table-cell>
          <table:table-cell office:value-type="string" calcext:value-type="string">
            <text:p>Fehler/V</text:p>
          </table:table-cell>
          <table:table-cell/>
          <table:table-cell office:value-type="string" calcext:value-type="string">
            <text:p>Farbe</text:p>
          </table:table-cell>
          <table:table-cell office:value-type="string" calcext:value-type="string">
            <text:p>Spannung/V</text:p>
          </table:table-cell>
          <table:table-cell office:value-type="string" calcext:value-type="string">
            <text:p>Fehler/V</text:p>
          </table:table-cell>
          <table:table-cell/>
          <table:table-cell office:value-type="string" calcext:value-type="string">
            <text:p>Ultraviolet</text:p>
          </table:table-cell>
          <table:table-cell table:formula="of:=8.20264*10^14" office:value-type="float" office:value="820264000000000" calcext:value-type="float">
            <text:p>820264000000000</text:p>
          </table:table-cell>
          <table:table-cell table:number-columns-repeated="2"/>
          <table:table-cell office:value-type="string" calcext:value-type="string">
            <text:p>Plot für die 1. Ordung</text:p>
          </table:table-cell>
          <table:table-cell table:number-columns-repeated="3"/>
          <table:table-cell office:value-type="string" calcext:value-type="string">
            <text:p>Regression</text:p>
          </table:table-cell>
          <table:table-cell table:number-columns-repeated="5"/>
          <table:table-cell office:value-type="string" calcext:value-type="string">
            <text:p>Plot für die 2. Ordnung</text:p>
          </table:table-cell>
          <table:table-cell table:number-columns-repeated="3"/>
          <table:table-cell office:value-type="string" calcext:value-type="string">
            <text:p>Regression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Ultraviolett</text:p>
          </table:table-cell>
          <table:table-cell office:value-type="float" office:value="1.58" calcext:value-type="float">
            <text:p>1,58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Ultraviolet</text:p>
          </table:table-cell>
          <table:table-cell office:value-type="float" office:value="1.48" calcext:value-type="float">
            <text:p>1,48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Violet </text:p>
          </table:table-cell>
          <table:table-cell table:formula="of:=7.40858*10^14" office:value-type="float" office:value="740858000000000" calcext:value-type="float">
            <text:p>740858000000000</text:p>
          </table:table-cell>
          <table:table-cell table:number-columns-repeated="2"/>
          <table:table-cell table:style-name="ce3" table:formula="of:=8.20264*10^14" office:value-type="float" office:value="820264000000000" calcext:value-type="float">
            <text:p>820264000000000</text:p>
          </table:table-cell>
          <table:table-cell table:style-name="ce3" table:formula="of:=[.B5]" office:value-type="float" office:value="1.58" calcext:value-type="float">
            <text:p>1,58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C5]" office:value-type="float" office:value="0.06" calcext:value-type="float">
            <text:p>0,06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ehler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Fehler</text:p>
          </table:table-cell>
          <table:table-cell table:number-columns-repeated="2"/>
          <table:table-cell table:style-name="ce3" table:formula="of:=8.20264*10^14" office:value-type="float" office:value="820264000000000" calcext:value-type="float">
            <text:p>820264000000000</text:p>
          </table:table-cell>
          <table:table-cell table:style-name="ce3" table:formula="of:=[.F5]" office:value-type="float" office:value="1.48" calcext:value-type="float">
            <text:p>1,48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5]" office:value-type="float" office:value="0.06" calcext:value-type="float">
            <text:p>0,06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ehler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Fehler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Violett</text:p>
          </table:table-cell>
          <table:table-cell office:value-type="float" office:value="1.35" calcext:value-type="float">
            <text:p>1,35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Violet </text:p>
          </table:table-cell>
          <table:table-cell office:value-type="float" office:value="1.25" calcext:value-type="float">
            <text:p>1,25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Blau</text:p>
          </table:table-cell>
          <table:table-cell table:formula="of:=6.87858*10^14" office:value-type="float" office:value="687858000000000" calcext:value-type="float">
            <text:p>687858000000000</text:p>
          </table:table-cell>
          <table:table-cell table:number-columns-repeated="2"/>
          <table:table-cell table:style-name="ce3" table:formula="of:=7.40858*10^14" office:value-type="float" office:value="740858000000000" calcext:value-type="float">
            <text:p>740858000000000</text:p>
          </table:table-cell>
          <table:table-cell table:style-name="ce3" table:formula="of:=[.B6]" office:value-type="float" office:value="1.35" calcext:value-type="float">
            <text:p>1,35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C6]" office:value-type="float" office:value="0.06" calcext:value-type="float">
            <text:p>0,06</text:p>
          </table:table-cell>
          <table:table-cell table:style-name="ce4" office:value-type="float" office:value="3.45642E-015" calcext:value-type="float">
            <text:p>3,46E-015</text:p>
          </table:table-cell>
          <table:table-cell table:style-name="ce4" office:value-type="float" office:value="2.351E-016" calcext:value-type="float">
            <text:p>2,35E-016</text:p>
          </table:table-cell>
          <table:table-cell table:style-name="ce2" table:formula="of:=[.Q6]*(1.602*10^-19)" office:value-type="float" office:value="5.53718483999998E-034" calcext:value-type="float">
            <text:p>5,53718483999998E-034</text:p>
          </table:table-cell>
          <table:table-cell table:style-name="ce2" table:formula="of:=[.R6]*1.602*10^-19" office:value-type="float" office:value="3.76630199999999E-035" calcext:value-type="float">
            <text:p>3,76630199999999E-035</text:p>
          </table:table-cell>
          <table:table-cell table:number-columns-repeated="2"/>
          <table:table-cell table:style-name="ce3" table:formula="of:=7.40858*10^14" office:value-type="float" office:value="740858000000000" calcext:value-type="float">
            <text:p>740858000000000</text:p>
          </table:table-cell>
          <table:table-cell table:style-name="ce3" table:formula="of:=[.F6]" office:value-type="float" office:value="1.25" calcext:value-type="float">
            <text:p>1,25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6]" office:value-type="float" office:value="0.06" calcext:value-type="float">
            <text:p>0,06</text:p>
          </table:table-cell>
          <table:table-cell table:style-name="ce4" office:value-type="float" office:value="3.32696E-015" calcext:value-type="float">
            <text:p>3,33E-015</text:p>
          </table:table-cell>
          <table:table-cell table:style-name="ce4" office:value-type="float" office:value="0.0000000000002186" calcext:value-type="float">
            <text:p>2,19E-013</text:p>
          </table:table-cell>
          <table:table-cell table:style-name="ce2" table:formula="of:=[.AA6]*(1.602*10^-19)" office:value-type="float" office:value="5.32978991999999E-034" calcext:value-type="float">
            <text:p>5,32978991999999E-034</text:p>
          </table:table-cell>
          <table:table-cell table:style-name="ce2" table:formula="of:=[.AB6]*1.602*10^-19" office:value-type="float" office:value="3.50197199999999E-032" calcext:value-type="float">
            <text:p>3,50197199999999E-03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Blau</text:p>
          </table:table-cell>
          <table:table-cell office:value-type="float" office:value="1.25" calcext:value-type="float">
            <text:p>1,25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Blau</text:p>
          </table:table-cell>
          <table:table-cell office:value-type="float" office:value="1.08" calcext:value-type="float">
            <text:p>1,08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Grün</text:p>
          </table:table-cell>
          <table:table-cell table:formula="of:=5.48996*10^14" office:value-type="float" office:value="548996000000000" calcext:value-type="float">
            <text:p>548996000000000</text:p>
          </table:table-cell>
          <table:table-cell table:number-columns-repeated="2"/>
          <table:table-cell table:style-name="ce3" table:formula="of:=6.87858*10^14" office:value-type="float" office:value="687858000000000" calcext:value-type="float">
            <text:p>687858000000000</text:p>
          </table:table-cell>
          <table:table-cell table:style-name="ce3" table:formula="of:=[.B7]" office:value-type="float" office:value="1.25" calcext:value-type="float">
            <text:p>1,25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C7]" office:value-type="float" office:value="0.06" calcext:value-type="float">
            <text:p>0,06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Fehler</text:p>
          </table:table-cell>
          <table:table-cell table:style-name="ce2" office:value-type="string" calcext:value-type="string">
            <text:p>W_0</text:p>
          </table:table-cell>
          <table:table-cell table:style-name="ce2" office:value-type="string" calcext:value-type="string">
            <text:p>Fehler</text:p>
          </table:table-cell>
          <table:table-cell table:number-columns-repeated="2"/>
          <table:table-cell table:style-name="ce3" table:formula="of:=6.87858*10^14" office:value-type="float" office:value="687858000000000" calcext:value-type="float">
            <text:p>687858000000000</text:p>
          </table:table-cell>
          <table:table-cell table:style-name="ce3" table:formula="of:=[.F7]" office:value-type="float" office:value="1.08" calcext:value-type="float">
            <text:p>1,08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7]" office:value-type="float" office:value="0.06" calcext:value-type="float">
            <text:p>0,06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Fehler</text:p>
          </table:table-cell>
          <table:table-cell table:style-name="ce2" office:value-type="string" calcext:value-type="string">
            <text:p>W_0</text:p>
          </table:table-cell>
          <table:table-cell table:style-name="ce2" office:value-type="string" calcext:value-type="string">
            <text:p>Fehler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Grün</text:p>
          </table:table-cell>
          <table:table-cell office:value-type="float" office:value="0.71" calcext:value-type="float">
            <text:p>0,71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Grün</text:p>
          </table:table-cell>
          <table:table-cell office:value-type="float" office:value="0.66" calcext:value-type="float">
            <text:p>0,66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Gelb</text:p>
          </table:table-cell>
          <table:table-cell table:formula="of:=5.18672*10^14" office:value-type="float" office:value="518672000000000" calcext:value-type="float">
            <text:p>518672000000000</text:p>
          </table:table-cell>
          <table:table-cell table:number-columns-repeated="2"/>
          <table:table-cell table:style-name="ce3" table:formula="of:=5.48996*10^14" office:value-type="float" office:value="548996000000000" calcext:value-type="float">
            <text:p>548996000000000</text:p>
          </table:table-cell>
          <table:table-cell table:style-name="ce3" table:formula="of:=[.B8]" office:value-type="float" office:value="0.71" calcext:value-type="float">
            <text:p>0,7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C8]" office:value-type="float" office:value="0.06" calcext:value-type="float">
            <text:p>0,06</text:p>
          </table:table-cell>
          <table:table-cell table:style-name="ce1" office:value-type="float" office:value="-1.19" calcext:value-type="float">
            <text:p>-1,19</text:p>
          </table:table-cell>
          <table:table-cell table:style-name="ce1" office:value-type="float" office:value="0.1583" calcext:value-type="float">
            <text:p>0,1583</text:p>
          </table:table-cell>
          <table:table-cell table:style-name="ce2" table:formula="of:=[.Q8]*(1.602*10^-19)" office:value-type="float" office:value="-1.90638E-019" calcext:value-type="float">
            <text:p>-1,90638E-019</text:p>
          </table:table-cell>
          <table:table-cell table:style-name="ce2" table:formula="of:=[.R8]*1.602*10^-19" office:value-type="float" office:value="2.53596599999999E-020" calcext:value-type="float">
            <text:p>2,53596599999999E-020</text:p>
          </table:table-cell>
          <table:table-cell table:number-columns-repeated="2"/>
          <table:table-cell table:style-name="ce3" table:formula="of:=5.48996*10^14" office:value-type="float" office:value="548996000000000" calcext:value-type="float">
            <text:p>548996000000000</text:p>
          </table:table-cell>
          <table:table-cell table:style-name="ce3" table:formula="of:=[.F8]" office:value-type="float" office:value="0.66" calcext:value-type="float">
            <text:p>0,66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8]" office:value-type="float" office:value="0.06" calcext:value-type="float">
            <text:p>0,06</text:p>
          </table:table-cell>
          <table:table-cell table:style-name="ce1" office:value-type="float" office:value="-1.2" calcext:value-type="float">
            <text:p>-1,2</text:p>
          </table:table-cell>
          <table:table-cell table:style-name="ce1" office:value-type="float" office:value="0.1471" calcext:value-type="float">
            <text:p>0,1471</text:p>
          </table:table-cell>
          <table:table-cell table:style-name="ce2" table:formula="of:=[.AA8]*(1.602*10^-19)" office:value-type="float" office:value="-1.9224E-019" calcext:value-type="float">
            <text:p>-1,9224E-019</text:p>
          </table:table-cell>
          <table:table-cell table:style-name="ce2" table:formula="of:=[.AB8]*1.602*10^-19" office:value-type="float" office:value="2.356542E-020" calcext:value-type="float">
            <text:p>2,356542E-02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Gelb</text:p>
          </table:table-cell>
          <table:table-cell office:value-type="float" office:value="0.65" calcext:value-type="float">
            <text:p>0,65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Gelb</text:p>
          </table:table-cell>
          <table:table-cell office:value-type="float" office:value="0.6" calcext:value-type="float">
            <text:p>0,6</text:p>
          </table:table-cell>
          <table:table-cell office:value-type="float" office:value="0.06" calcext:value-type="float">
            <text:p>0,06</text:p>
          </table:table-cell>
          <table:table-cell table:number-columns-repeated="5"/>
          <table:table-cell table:style-name="ce3" table:formula="of:=5.18672*10^14" office:value-type="float" office:value="518672000000000" calcext:value-type="float">
            <text:p>518672000000000</text:p>
          </table:table-cell>
          <table:table-cell table:style-name="ce3" table:formula="of:=[.B9]" office:value-type="float" office:value="0.65" calcext:value-type="float">
            <text:p>0,65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C9]" office:value-type="float" office:value="0.06" calcext:value-type="float">
            <text:p>0,06</text:p>
          </table:table-cell>
          <table:table-cell table:number-columns-repeated="6"/>
          <table:table-cell table:style-name="ce3" table:formula="of:=5.18672*10^14" office:value-type="float" office:value="518672000000000" calcext:value-type="float">
            <text:p>518672000000000</text:p>
          </table:table-cell>
          <table:table-cell table:style-name="ce3" table:formula="of:=[.F9]" office:value-type="float" office:value="0.6" calcext:value-type="float">
            <text:p>0,6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9]" office:value-type="float" office:value="0.06" calcext:value-type="float">
            <text:p>0,06</text:p>
          </table:table-cell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ltraviolett</text:p>
          </table:table-cell>
          <table:table-cell table:number-columns-repeated="3"/>
          <table:table-cell office:value-type="string" calcext:value-type="string">
            <text:p>Blau</text:p>
          </table:table-cell>
          <table:table-cell table:number-columns-repeated="3"/>
          <table:table-cell table:style-name="ce2" office:value-type="string" calcext:value-type="string">
            <text:p>Grün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Filterstärke/%</text:p>
          </table:table-cell>
          <table:table-cell office:value-type="string" calcext:value-type="string">
            <text:p>Stopspannung/V</text:p>
          </table:table-cell>
          <table:table-cell office:value-type="string" calcext:value-type="string">
            <text:p>Fehler/V</text:p>
          </table:table-cell>
          <table:table-cell/>
          <table:table-cell office:value-type="string" calcext:value-type="string">
            <text:p>Filterstärke/%</text:p>
          </table:table-cell>
          <table:table-cell office:value-type="string" calcext:value-type="string">
            <text:p>Stopspannung/V</text:p>
          </table:table-cell>
          <table:table-cell office:value-type="string" calcext:value-type="string">
            <text:p>Fehler/V</text:p>
          </table:table-cell>
          <table:table-cell/>
          <table:table-cell table:style-name="ce2" office:value-type="string" calcext:value-type="string">
            <text:p>Filterstärke/%</text:p>
          </table:table-cell>
          <table:table-cell table:style-name="ce2" office:value-type="string" calcext:value-type="string">
            <text:p>Stopspannung/V</text:p>
          </table:table-cell>
          <table:table-cell table:style-name="ce2" office:value-type="string" calcext:value-type="string">
            <text:p>Fehler/V</text:p>
          </table:table-cell>
          <table:table-cell table:number-columns-repeated="4"/>
          <table:table-cell table:formula="of:=100-(100/6.6)*5.3" office:value-type="float" office:value="19.6969696969697" calcext:value-type="float">
            <text:p>19,696969697</text:p>
          </table:table-cell>
          <table:table-cell table:number-columns-repeated="100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15" calcext:value-type="float">
            <text:p>1,15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6" calcext:value-type="float">
            <text:p>0,96</text:p>
          </table:table-cell>
          <table:table-cell office:value-type="float" office:value="0.01" calcext:value-type="float">
            <text:p>0,01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0.54" calcext:value-type="float">
            <text:p>0,54</text:p>
          </table:table-cell>
          <table:table-cell table:style-name="ce2" office:value-type="float" office:value="0.01" calcext:value-type="float">
            <text:p>0,01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29" calcext:value-type="float">
            <text:p>1,29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06" calcext:value-type="float">
            <text:p>1,06</text:p>
          </table:table-cell>
          <table:table-cell office:value-type="float" office:value="0.01" calcext:value-type="float">
            <text:p>0,01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 table:style-name="ce2" office:value-type="float" office:value="0.58" calcext:value-type="float">
            <text:p>0,58</text:p>
          </table:table-cell>
          <table:table-cell table:style-name="ce2" office:value-type="float" office:value="0.01" calcext:value-type="float">
            <text:p>0,01</text:p>
          </table:table-cell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36" calcext:value-type="float">
            <text:p>1,36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.11" calcext:value-type="float">
            <text:p>1,11</text:p>
          </table:table-cell>
          <table:table-cell office:value-type="float" office:value="0.01" calcext:value-type="float">
            <text:p>0,01</text:p>
          </table:table-cell>
          <table:table-cell/>
          <table:table-cell table:style-name="ce2" office:value-type="float" office:value="60" calcext:value-type="float">
            <text:p>60</text:p>
          </table:table-cell>
          <table:table-cell table:style-name="ce2" office:value-type="float" office:value="0.61" calcext:value-type="float">
            <text:p>0,61</text:p>
          </table:table-cell>
          <table:table-cell table:style-name="ce2" office:value-type="float" office:value="0.01" calcext:value-type="float">
            <text:p>0,01</text:p>
          </table:table-cell>
          <table:table-cell table:number-columns-repeated="2"/>
          <table:table-cell office:value-type="string" calcext:value-type="string">
            <text:p>^</text:p>
          </table:table-cell>
          <table:table-cell table:number-columns-repeated="10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41" calcext:value-type="float">
            <text:p>1,4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.14" calcext:value-type="float">
            <text:p>1,14</text:p>
          </table:table-cell>
          <table:table-cell office:value-type="float" office:value="0.01" calcext:value-type="float">
            <text:p>0,01</text:p>
          </table:table-cell>
          <table:table-cell/>
          <table:table-cell table:style-name="ce2" office:value-type="float" office:value="80" calcext:value-type="float">
            <text:p>80</text:p>
          </table:table-cell>
          <table:table-cell table:style-name="ce2" office:value-type="float" office:value="0.64" calcext:value-type="float">
            <text:p>0,64</text:p>
          </table:table-cell>
          <table:table-cell table:style-name="ce2" office:value-type="float" office:value="0.01" calcext:value-type="float">
            <text:p>0,01</text:p>
          </table:table-cell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43" calcext:value-type="float">
            <text:p>1,43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.16" calcext:value-type="float">
            <text:p>1,16</text:p>
          </table:table-cell>
          <table:table-cell office:value-type="float" office:value="0.01" calcext:value-type="float">
            <text:p>0,01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65" calcext:value-type="float">
            <text:p>0,65</text:p>
          </table:table-cell>
          <table:table-cell table:style-name="ce2" office:value-type="float" office:value="0.01" calcext:value-type="float">
            <text:p>0,01</text:p>
          </table:table-cell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Teil 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uflad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/ms</text:p>
          </table:table-cell>
          <table:table-cell office:value-type="string" calcext:value-type="string">
            <text:p>Fehler/ms</text:p>
          </table:table-cell>
          <table:table-cell/>
          <table:table-cell table:style-name="ce2" office:value-type="string" calcext:value-type="string">
            <text:p>R/Ohm</text:p>
          </table:table-cell>
          <table:table-cell table:style-name="ce2" office:value-type="string" calcext:value-type="string">
            <text:p>Fehler/Ohm</text:p>
          </table:table-cell>
          <table:table-cell table:number-columns-repeated="2"/>
          <table:table-cell table:style-name="ce2" office:value-type="string" calcext:value-type="string">
            <text:p>Photostrom/A</text:p>
          </table:table-cell>
          <table:table-cell table:style-name="ce2" office:value-type="string" calcext:value-type="string">
            <text:p>Fehler/A</text:p>
          </table:table-cell>
          <table:table-cell table:number-columns-repeated="1015"/>
        </table:table-row>
        <table:table-row table:style-name="ro1">
          <table:table-cell table:formula="of:=360/1000" office:value-type="float" office:value="0.36" calcext:value-type="float">
            <text:p>0,36</text:p>
          </table:table-cell>
          <table:table-cell table:formula="of:=10/1000" office:value-type="float" office:value="0.01" calcext:value-type="float">
            <text:p>0,01</text:p>
          </table:table-cell>
          <table:table-cell/>
          <table:table-cell table:style-name="ce2" table:formula="of:=[.A26]/(LN(2)*[.D29])" office:value-type="float" office:value="40000000000000" calcext:value-type="float">
            <text:p>40000000000000</text:p>
          </table:table-cell>
          <table:table-cell table:style-name="ce2" table:formula="of:=SQRT(([.B26]/(LN(2)*[.D29]))^2+(([.A31]*[.E29])/(LN(2)*[.D29]^2))^2)" office:value-type="float" office:value="1571348402636.77" calcext:value-type="float">
            <text:p>1571348402636,77</text:p>
          </table:table-cell>
          <table:table-cell table:number-columns-repeated="2"/>
          <table:table-cell table:style-name="ce2" table:formula="of:=1.42/[.$D$26]" office:value-type="float" office:value="0.0000000000000355" calcext:value-type="float">
            <text:p>3,55E-014</text:p>
          </table:table-cell>
          <table:table-cell table:style-name="ce2" table:formula="of:=SQRT(([.B28]/[.D26])^2+(([.E26]*[.A28])/([.D26]^2))^2)" office:value-type="float" office:value="2.04812847422069E-015" calcext:value-type="float">
            <text:p>2,04812847422069E-0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oppspannung/V</text:p>
          </table:table-cell>
          <table:table-cell office:value-type="string" calcext:value-type="string">
            <text:p>Fehler/V</text:p>
          </table:table-cell>
          <table:table-cell table:number-columns-repeated="1022"/>
        </table:table-row>
        <table:table-row table:style-name="ro1">
          <table:table-cell office:value-type="float" office:value="1.42" calcext:value-type="float">
            <text:p>1,42</text:p>
          </table:table-cell>
          <table:table-cell office:value-type="float" office:value="0.06" calcext:value-type="float">
            <text:p>0,06</text:p>
          </table:table-cell>
          <table:table-cell/>
          <table:table-cell table:style-name="ce2" office:value-type="string" calcext:value-type="string">
            <text:p>C/H</text:p>
          </table:table-cell>
          <table:table-cell table:style-name="ce2" office:value-type="string" calcext:value-type="string">
            <text:p>Fehler/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tladen</text:p>
          </table:table-cell>
          <table:table-cell table:number-columns-repeated="2"/>
          <table:table-cell table:style-name="ce2" table:formula="of:=[.A31]/(LN(2)*10^13)" office:value-type="float" office:value="0.0000000000000129842553680007" calcext:value-type="float">
            <text:p>1,29842553680007E-014</text:p>
          </table:table-cell>
          <table:table-cell table:style-name="ce2" table:formula="of:=[.B31]/(LN(2)*10^13)" office:value-type="float" office:value="1.44269504088896E-015" calcext:value-type="float">
            <text:p>1,44269504088896E-0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/ms</text:p>
          </table:table-cell>
          <table:table-cell office:value-type="string" calcext:value-type="string">
            <text:p>Fehler/ms</text:p>
          </table:table-cell>
          <table:table-cell table:number-columns-repeated="1022"/>
        </table:table-row>
        <table:table-row table:style-name="ro1">
          <table:table-cell table:formula="of:=90/1000" office:value-type="float" office:value="0.09" calcext:value-type="float">
            <text:p>0,09</text:p>
          </table:table-cell>
          <table:table-cell table:formula="of:=10/1000" office:value-type="float" office:value="0.01" calcext:value-type="float">
            <text:p>0,01</text:p>
          </table:table-cell>
          <table:table-cell table:number-columns-repeated="3"/>
          <table:table-cell table:formula="of:=6.6*10^-34" office:value-type="float" office:value="6.6E-034" calcext:value-type="float">
            <text:p>6,6E-034</text:p>
          </table:table-cell>
          <table:table-cell/>
          <table:table-cell table:formula="of:=[.F31]/(1.602*10^-19)" office:value-type="float" office:value="4.11985018726593E-015" calcext:value-type="float">
            <text:p>4,11985018726593E-0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eil 3</text:p>
          </table:table-cell>
          <table:table-cell table:number-columns-repeated="5"/>
          <table:table-cell office:value-type="float" office:value="299792458" calcext:value-type="float">
            <text:p>2997924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rbe</text:p>
          </table:table-cell>
          <table:table-cell office:value-type="string" calcext:value-type="string">
            <text:p>Stopspannung/V</text:p>
          </table:table-cell>
          <table:table-cell office:value-type="string" calcext:value-type="string">
            <text:p>Fehler/V</text:p>
          </table:table-cell>
          <table:table-cell table:number-columns-repeated="2"/>
          <table:table-cell table:style-name="ce2" office:value-type="string" calcext:value-type="string">
            <text:p>Frequenz/Hz</text:p>
          </table:table-cell>
          <table:table-cell table:style-name="ce2" office:value-type="string" calcext:value-type="string">
            <text:p>Fehler/Hz</text:p>
          </table:table-cell>
          <table:table-cell table:style-name="ce2" office:value-type="string" calcext:value-type="string">
            <text:p>Wellenlänge/m</text:p>
          </table:table-cell>
          <table:table-cell table:style-name="ce2" office:value-type="string" calcext:value-type="string">
            <text:p>Fehler/m</text:p>
          </table:table-cell>
          <table:table-cell table:number-columns-repeated="2"/>
          <table:table-cell table:style-name="ce2" office:value-type="string" calcext:value-type="string">
            <text:p>Frequenz/Hz</text:p>
          </table:table-cell>
          <table:table-cell table:style-name="ce2" office:value-type="string" calcext:value-type="string">
            <text:p>Fehler/Hz</text:p>
          </table:table-cell>
          <table:table-cell table:style-name="ce2" office:value-type="string" calcext:value-type="string">
            <text:p>Wellenlänge/m</text:p>
          </table:table-cell>
          <table:table-cell table:style-name="ce2" office:value-type="string" calcext:value-type="string">
            <text:p>Fehler/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ot</text:p>
          </table:table-cell>
          <table:table-cell office:value-type="float" office:value="0.55" calcext:value-type="float">
            <text:p>0,55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style-name="ce2" table:formula="of:=([.B34]-[.$Q$8])/([.$Q$6])" office:value-type="float" office:value="503411043796761" calcext:value-type="float">
            <text:p>503411043796761</text:p>
          </table:table-cell>
          <table:table-cell table:style-name="ce2" table:formula="of:=SQRT(([.C34]/[.$Q$6])^2+([.$R$8]/[.$Q$6])^2+((([.B34]-[.$Q$8])*[.$R$6])/([.$Q$6]^2))^2)" office:value-type="float" office:value="59760581627042.6" calcext:value-type="float">
            <text:p>59760581627042,6</text:p>
          </table:table-cell>
          <table:table-cell table:style-name="ce2" table:formula="of:=[.$G$32]/[.F34]" office:value-type="float" office:value="0.000000595522211310552" calcext:value-type="float">
            <text:p>5,95522211310552E-007</text:p>
          </table:table-cell>
          <table:table-cell table:style-name="ce2" table:formula="of:=([.$G$32]*[.G34])/[.F34]^2" office:value-type="float" office:value="0.0000000706952184666596" calcext:value-type="float">
            <text:p>7,06952184666596E-008</text:p>
          </table:table-cell>
          <table:table-cell table:number-columns-repeated="2"/>
          <table:table-cell table:style-name="ce2" table:formula="of:=([.B34]-[.$Q$8])/([.$H$31])" office:value-type="float" office:value="422345454545454" calcext:value-type="float">
            <text:p>422345454545454</text:p>
          </table:table-cell>
          <table:table-cell table:style-name="ce2" table:formula="of:=SQRT(([.C34]/[.$Q$6])^2+([.$R$8]/[.$Q$6])^2+((([.B34]-[.$Q$8])*[.$R$6])/([.$Q$6]^2))^2)" office:value-type="float" office:value="59760581627042.6" calcext:value-type="float">
            <text:p>59760581627042,6</text:p>
          </table:table-cell>
          <table:table-cell table:style-name="ce2" table:formula="of:=[.$G$32]/[.L34]" office:value-type="float" office:value="0.000000709827594386329" calcext:value-type="float">
            <text:p>7,09827594386329E-007</text:p>
          </table:table-cell>
          <table:table-cell table:style-name="ce2" table:formula="of:=([.$G$32]*[.M34])/[.L34]^2" office:value-type="float" office:value="0.000000100438419400312" calcext:value-type="float">
            <text:p>1,00438419400312E-00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elb</text:p>
          </table:table-cell>
          <table:table-cell office:value-type="float" office:value="0.64" calcext:value-type="float">
            <text:p>0,64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style-name="ce2" table:formula="of:=([.B35]-[.$Q$8])/[.$Q$6]" office:value-type="float" office:value="529449546062111" calcext:value-type="float">
            <text:p>529449546062111</text:p>
          </table:table-cell>
          <table:table-cell table:style-name="ce2" table:formula="of:=SQRT(([.C35]/[.$Q$6])^2+([.$R$8]/[.$Q$6])^2+((([.B35]-[.$Q$8])*[.$R$6])/([.$Q$6]^2))^2)" office:value-type="float" office:value="60792703298846.1" calcext:value-type="float">
            <text:p>60792703298846,1</text:p>
          </table:table-cell>
          <table:table-cell table:style-name="ce2" table:formula="of:=[.$G$32]/[.F35]" office:value-type="float" office:value="0.000000566234233705115" calcext:value-type="float">
            <text:p>5,66234233705115E-007</text:p>
          </table:table-cell>
          <table:table-cell table:style-name="ce2" table:formula="of:=([.$G$32]*[.G35])/[.F35]^2" office:value-type="float" office:value="0.0000000650164119004576" calcext:value-type="float">
            <text:p>0,000000065</text:p>
          </table:table-cell>
          <table:table-cell table:number-columns-repeated="2"/>
          <table:table-cell table:style-name="ce2" table:formula="of:=([.B35]-[.$Q$8])/([.$H$31])" office:value-type="float" office:value="444190909090908" calcext:value-type="float">
            <text:p>444190909090908</text:p>
          </table:table-cell>
          <table:table-cell table:style-name="ce2" table:formula="of:=SQRT(([.I35]/[.$Q$6])^2+([.$R$8]/[.$Q$6])^2+((([.H35]-[.$Q$8])*[.$R$6])/([.$Q$6]^2))^2)" office:value-type="float" office:value="51438586005137.8" calcext:value-type="float">
            <text:p>51438586005137,8</text:p>
          </table:table-cell>
          <table:table-cell table:style-name="ce2" table:formula="of:=[.$G$32]/[.L35]" office:value-type="float" office:value="0.00000067491804056405" calcext:value-type="float">
            <text:p>6,7491804056405E-007</text:p>
          </table:table-cell>
          <table:table-cell table:style-name="ce2" table:formula="of:=([.$G$32]*[.M35])/[.L35]^2" office:value-type="float" office:value="0.0000000781574520447195" calcext:value-type="float">
            <text:p>7,81574520447195E-00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rün</text:p>
          </table:table-cell>
          <table:table-cell office:value-type="float" office:value="1.06" calcext:value-type="float">
            <text:p>1,06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style-name="ce2" table:formula="of:=([.B36]-[.$Q$8])/[.$Q$6]" office:value-type="float" office:value="650962556633742" calcext:value-type="float">
            <text:p>650962556633742</text:p>
          </table:table-cell>
          <table:table-cell table:style-name="ce2" table:formula="of:=SQRT(([.C36]/[.$Q$6])^2+([.$R$8]/[.$Q$6])^2+((([.B36]-[.$Q$8])*[.$R$6])/([.$Q$6]^2))^2)" office:value-type="float" office:value="66025421495083.3" calcext:value-type="float">
            <text:p>66025421495083,3</text:p>
          </table:table-cell>
          <table:table-cell table:style-name="ce2" table:formula="of:=[.$G$32]/[.F36]" office:value-type="float" office:value="0.000000460537176746827" calcext:value-type="float">
            <text:p>4,60537176746827E-007</text:p>
          </table:table-cell>
          <table:table-cell table:style-name="ce2" table:formula="of:=([.$G$32]*[.G36])/[.F36]^2" office:value-type="float" office:value="0.0000000467110756202422" calcext:value-type="float">
            <text:p>4,67110756202422E-008</text:p>
          </table:table-cell>
          <table:table-cell table:number-columns-repeated="2"/>
          <table:table-cell table:style-name="ce2" table:formula="of:=([.B36]-[.$Q$8])/([.$H$31])" office:value-type="float" office:value="546136363636363" calcext:value-type="float">
            <text:p>546136363636363</text:p>
          </table:table-cell>
          <table:table-cell table:style-name="ce2" table:formula="of:=SQRT(([.I36]/[.$Q$6])^2+([.$R$8]/[.$Q$6])^2+((([.H36]-[.$Q$8])*[.$R$6])/([.$Q$6]^2))^2)" office:value-type="float" office:value="51438585058201" calcext:value-type="float">
            <text:p>51438585058201</text:p>
          </table:table-cell>
          <table:table-cell table:style-name="ce2" table:formula="of:=[.$G$32]/[.L36]" office:value-type="float" office:value="0.000000548933339658761" calcext:value-type="float">
            <text:p>5,48933339658761E-007</text:p>
          </table:table-cell>
          <table:table-cell table:style-name="ce2" table:formula="of:=([.$G$32]*[.M36])/[.L36]^2" office:value-type="float" office:value="0.0000000517020219919293" calcext:value-type="float">
            <text:p>5,17020219919293E-00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lau</text:p>
          </table:table-cell>
          <table:table-cell office:value-type="float" office:value="1.39" calcext:value-type="float">
            <text:p>1,39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style-name="ce2" table:formula="of:=([.B37]-[.$Q$8])/[.$Q$6]" office:value-type="float" office:value="746437064940025" calcext:value-type="float">
            <text:p>746437064940025</text:p>
          </table:table-cell>
          <table:table-cell table:style-name="ce2" table:formula="of:=SQRT(([.C37]/[.$Q$6])^2+([.$R$8]/[.$Q$6])^2+((([.B37]-[.$Q$8])*[.$R$6])/([.$Q$6]^2))^2)" office:value-type="float" office:value="70545057487616.5" calcext:value-type="float">
            <text:p>70545057487616,5</text:p>
          </table:table-cell>
          <table:table-cell table:style-name="ce2" table:formula="of:=[.$G$32]/[.F37]" office:value-type="float" office:value="0.000000401631258790837" calcext:value-type="float">
            <text:p>4,01631258790837E-007</text:p>
          </table:table-cell>
          <table:table-cell table:style-name="ce2" table:formula="of:=([.$G$32]*[.G37])/[.F37]^2" office:value-type="float" office:value="0.0000000379577885008965" calcext:value-type="float">
            <text:p>0,000000038</text:p>
          </table:table-cell>
          <table:table-cell table:number-columns-repeated="2"/>
          <table:table-cell table:style-name="ce2" table:formula="of:=([.B37]-[.$Q$8])/([.$H$31])" office:value-type="float" office:value="626236363636362" calcext:value-type="float">
            <text:p>626236363636362</text:p>
          </table:table-cell>
          <table:table-cell table:style-name="ce2" table:formula="of:=SQRT(([.I37]/[.$Q$6])^2+([.$R$8]/[.$Q$6])^2+((([.H37]-[.$Q$8])*[.$R$6])/([.$Q$6]^2))^2)" office:value-type="float" office:value="51438584530465" calcext:value-type="float">
            <text:p>51438584530465</text:p>
          </table:table-cell>
          <table:table-cell table:style-name="ce2" table:formula="of:=[.$G$32]/[.L37]" office:value-type="float" office:value="0.000000478720935748919" calcext:value-type="float">
            <text:p>4,78720935748919E-007</text:p>
          </table:table-cell>
          <table:table-cell table:style-name="ce2" table:formula="of:=([.$G$32]*[.M37])/[.L37]^2" office:value-type="float" office:value="0.0000000393217780855712" calcext:value-type="float">
            <text:p>3,93217780855712E-008</text:p>
          </table:table-cell>
          <table:table-cell table:number-columns-repeated="1009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1" office:value-type="string" calcext:value-type="string">
            <text:p>Teil 4</text:p>
          </table:table-cell>
          <table:table-cell table:number-columns-repeated="1023"/>
        </table:table-row>
        <table:table-row table:style-name="ro1">
          <table:table-cell table:number-columns-repeated="5"/>
          <table:table-cell table:formula="of:=1/0.88" office:value-type="float" office:value="1.13636363636364" calcext:value-type="float">
            <text:p>1,13636363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 Ordnu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rbe</text:p>
          </table:table-cell>
          <table:table-cell office:value-type="string" calcext:value-type="string">
            <text:p>Strom/ \muA</text:p>
          </table:table-cell>
          <table:table-cell office:value-type="string" calcext:value-type="string">
            <text:p>Fehler/ \muA</text:p>
          </table:table-cell>
          <table:table-cell table:number-columns-repeated="2"/>
          <table:table-cell office:value-type="string" calcext:value-type="string">
            <text:p>N_ph</text:p>
          </table:table-cell>
          <table:table-cell table:number-columns-repeated="2"/>
          <table:table-cell table:style-name="ce2" office:value-type="string" calcext:value-type="string">
            <text:p>Ausbeu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ltraviolett</text:p>
          </table:table-cell>
          <table:table-cell table:formula="of:=0.04*10^-6" office:value-type="float" office:value="0.00000004" calcext:value-type="float">
            <text:p>0,00000004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style-name="ce2" table:formula="of:=([.B52]*[.$F$49])*[.G52]" office:value-type="float" office:value="0.00000064935064935065" calcext:value-type="float">
            <text:p>6,4935064935065E-007</text:p>
          </table:table-cell>
          <table:table-cell table:style-name="ce2" table:formula="of:=1/0.07" office:value-type="float" office:value="14.2857142857143" calcext:value-type="float">
            <text:p>14,2857142857</text:p>
          </table:table-cell>
          <table:table-cell/>
          <table:table-cell table:style-name="ce2" table:formula="of:=[.$H$26]/[.F52]" office:value-type="float" office:value="0.00000005467" calcext:value-type="float">
            <text:p>5,467E-0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olett</text:p>
          </table:table-cell>
          <table:table-cell table:formula="of:=0.06*10^-6" office:value-type="float" office:value="0.00000006" calcext:value-type="float">
            <text:p>0,00000006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style-name="ce2" table:formula="of:=([.B53]*[.$F$49])*[.G53]" office:value-type="float" office:value="0.000000619834710743802" calcext:value-type="float">
            <text:p>6,19834710743802E-007</text:p>
          </table:table-cell>
          <table:table-cell table:style-name="ce2" table:formula="of:=1/0.11" office:value-type="float" office:value="9.09090909090909" calcext:value-type="float">
            <text:p>9,0909090909</text:p>
          </table:table-cell>
          <table:table-cell/>
          <table:table-cell table:style-name="ce2" table:formula="of:=[.$H$26]/[.F53]" office:value-type="float" office:value="0.0000000572733333333333" calcext:value-type="float">
            <text:p>5,72733333333333E-0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lau</text:p>
          </table:table-cell>
          <table:table-cell table:formula="of:=0.12*10^-6" office:value-type="float" office:value="0.00000012" calcext:value-type="float">
            <text:p>0,00000012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style-name="ce2" table:formula="of:=([.B54]*[.$F$49])*[.G54]" office:value-type="float" office:value="0.000000470219435736678" calcext:value-type="float">
            <text:p>4,70219435736678E-007</text:p>
          </table:table-cell>
          <table:table-cell table:style-name="ce2" table:formula="of:=1/0.29" office:value-type="float" office:value="3.44827586206897" calcext:value-type="float">
            <text:p>3,4482758621</text:p>
          </table:table-cell>
          <table:table-cell/>
          <table:table-cell table:style-name="ce2" table:formula="of:=[.$H$26]/[.F54]" office:value-type="float" office:value="0.0000000754966666666666" calcext:value-type="float">
            <text:p>7,54966666666666E-0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ün</text:p>
          </table:table-cell>
          <table:table-cell table:formula="of:=0.16*10^-6" office:value-type="float" office:value="0.00000016" calcext:value-type="float">
            <text:p>0,00000016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style-name="ce2" table:formula="of:=([.B55]*[.$F$49])*[.G55]" office:value-type="float" office:value="0.000000378787878787879" calcext:value-type="float">
            <text:p>3,78787878787879E-007</text:p>
          </table:table-cell>
          <table:table-cell table:style-name="ce2" table:formula="of:=1/0.48" office:value-type="float" office:value="2.08333333333333" calcext:value-type="float">
            <text:p>2,0833333333</text:p>
          </table:table-cell>
          <table:table-cell/>
          <table:table-cell table:style-name="ce2" table:formula="of:=[.$H$26]/[.F55]" office:value-type="float" office:value="0.0000000937199999999999" calcext:value-type="float">
            <text:p>9,37199999999999E-0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lb</text:p>
          </table:table-cell>
          <table:table-cell table:formula="of:=0.33*10^-6" office:value-type="float" office:value="0.00000033" calcext:value-type="float">
            <text:p>0,00000033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style-name="ce2" table:formula="of:=([.B56]*[.$F$49])*[.G56]" office:value-type="float" office:value="0.000000694444444444445" calcext:value-type="float">
            <text:p>6,94444444444445E-007</text:p>
          </table:table-cell>
          <table:table-cell table:style-name="ce2" table:formula="of:=1/0.54" office:value-type="float" office:value="1.85185185185185" calcext:value-type="float">
            <text:p>1,8518518519</text:p>
          </table:table-cell>
          <table:table-cell/>
          <table:table-cell table:style-name="ce2" table:formula="of:=[.$H$26]/[.F56]" office:value-type="float" office:value="0.00000005112" calcext:value-type="float">
            <text:p>5,112E-008</text:p>
          </table:table-cell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2. Ordnu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rbe</text:p>
          </table:table-cell>
          <table:table-cell office:value-type="string" calcext:value-type="string">
            <text:p>Strom/ \muA</text:p>
          </table:table-cell>
          <table:table-cell office:value-type="string" calcext:value-type="string">
            <text:p>Fehler/ \muA</text:p>
          </table:table-cell>
          <table:table-cell table:number-columns-repeated="2"/>
          <table:table-cell office:value-type="string" calcext:value-type="string">
            <text:p>N_ph</text:p>
          </table:table-cell>
          <table:table-cell table:number-columns-repeated="2"/>
          <table:table-cell table:style-name="ce2" office:value-type="string" calcext:value-type="string">
            <text:p>Ausbeu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ltraviolett</text:p>
          </table:table-cell>
          <table:table-cell table:formula="of:=0.06*10^-6" office:value-type="float" office:value="0.00000006" calcext:value-type="float">
            <text:p>0,00000006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style-name="ce2" table:formula="of:=([.B64]*[.$F$49])*[.G64]" office:value-type="float" office:value="0.000000974025974025975" calcext:value-type="float">
            <text:p>0,000000974</text:p>
          </table:table-cell>
          <table:table-cell table:style-name="ce2" table:formula="of:=1/0.07" office:value-type="float" office:value="14.2857142857143" calcext:value-type="float">
            <text:p>14,2857142857</text:p>
          </table:table-cell>
          <table:table-cell/>
          <table:table-cell table:style-name="ce2" table:formula="of:=[.$H$26]/[.F64]" office:value-type="float" office:value="0.0000000364466666666666" calcext:value-type="float">
            <text:p>3,64466666666666E-0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olett</text:p>
          </table:table-cell>
          <table:table-cell table:formula="of:=0.07*10^-6" office:value-type="float" office:value="0.00000007" calcext:value-type="float">
            <text:p>0,00000007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style-name="ce2" table:formula="of:=([.B65]*[.$F$49])*[.G65]" office:value-type="float" office:value="0.000000723140495867769" calcext:value-type="float">
            <text:p>7,23140495867769E-007</text:p>
          </table:table-cell>
          <table:table-cell table:style-name="ce2" table:formula="of:=1/0.11" office:value-type="float" office:value="9.09090909090909" calcext:value-type="float">
            <text:p>9,0909090909</text:p>
          </table:table-cell>
          <table:table-cell/>
          <table:table-cell table:style-name="ce2" table:formula="of:=[.$H$26]/[.F65]" office:value-type="float" office:value="0.0000000490914285714285" calcext:value-type="float">
            <text:p>4,90914285714285E-0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lau</text:p>
          </table:table-cell>
          <table:table-cell table:formula="of:=0.09*10^-6" office:value-type="float" office:value="0.0000000900000000000001" calcext:value-type="float">
            <text:p>0,00000009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style-name="ce2" table:formula="of:=([.B66]*[.$F$49])*[.G66]" office:value-type="float" office:value="0.000000352664576802508" calcext:value-type="float">
            <text:p>3,52664576802508E-007</text:p>
          </table:table-cell>
          <table:table-cell table:style-name="ce2" table:formula="of:=1/0.29" office:value-type="float" office:value="3.44827586206897" calcext:value-type="float">
            <text:p>3,4482758621</text:p>
          </table:table-cell>
          <table:table-cell/>
          <table:table-cell table:style-name="ce2" table:formula="of:=[.$H$26]/[.F66]" office:value-type="float" office:value="0.000000100662222222222" calcext:value-type="float">
            <text:p>1,00662222222222E-00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ün</text:p>
          </table:table-cell>
          <table:table-cell table:formula="of:=0.08*10^-6" office:value-type="float" office:value="0.0000000800000000000001" calcext:value-type="float">
            <text:p>0,00000008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style-name="ce2" table:formula="of:=([.B67]*[.$F$49])*[.G67]" office:value-type="float" office:value="0.00000018939393939394" calcext:value-type="float">
            <text:p>1,8939393939394E-007</text:p>
          </table:table-cell>
          <table:table-cell table:style-name="ce2" table:formula="of:=1/0.48" office:value-type="float" office:value="2.08333333333333" calcext:value-type="float">
            <text:p>2,0833333333</text:p>
          </table:table-cell>
          <table:table-cell/>
          <table:table-cell table:style-name="ce2" table:formula="of:=[.$H$26]/[.F67]" office:value-type="float" office:value="0.00000018744" calcext:value-type="float">
            <text:p>1,8744E-00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lb</text:p>
          </table:table-cell>
          <table:table-cell table:formula="of:=0.11*10^-6" office:value-type="float" office:value="0.00000011" calcext:value-type="float">
            <text:p>0,00000011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style-name="ce2" table:formula="of:=([.B68]*[.$F$49])*[.G68]" office:value-type="float" office:value="0.000000231481481481482" calcext:value-type="float">
            <text:p>2,31481481481482E-007</text:p>
          </table:table-cell>
          <table:table-cell table:style-name="ce2" table:formula="of:=1/0.54" office:value-type="float" office:value="1.85185185185185" calcext:value-type="float">
            <text:p>1,8518518519</text:p>
          </table:table-cell>
          <table:table-cell/>
          <table:table-cell table:style-name="ce2" table:formula="of:=[.$H$26]/[.F68]" office:value-type="float" office:value="0.00000015336" calcext:value-type="float">
            <text:p>1,5336E-007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8">00.00.0000</text:date>, <text:time style:data-style-name="N2" text:time-value="15:18:26.67419779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18T22:19:37.662794196</dc:date>
    <dc:creator>frederik </dc:creator>
    <meta:generator>LibreOffice/4.2.6.3$Linux_x86 LibreOffice_project/420m0$Build-3</meta:generator>
    <meta:editing-duration>PT9H11M57S</meta:editing-duration>
    <meta:editing-cycles>13</meta:editing-cycles>
    <meta:document-statistic meta:table-count="2" meta:cell-count="500" meta:object-count="0"/>
  </office:meta>
</office:document-meta>
</file>